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0">
      <style:table-cell-properties style:cell-protect="protected" style:print-content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With -O0</text:p>
          </table:table-cell>
          <table:covered-table-cell/>
          <table:table-cell table:style-name="ce1" office:value-type="string" calcext:value-type="string" table:number-columns-spanned="2" table:number-rows-spanned="1">
            <text:p>With -fast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5.5" calcext:value-type="float">
            <text:p>5,5</text:p>
          </table:table-cell>
          <table:table-cell office:value-type="float" office:value="2.8722813233" calcext:value-type="float">
            <text:p>2,8722813233</text:p>
          </table:table-cell>
          <table:table-cell office:value-type="float" office:value="1.40541777777778" calcext:value-type="float">
            <text:p>1,4054177778</text:p>
          </table:table-cell>
          <table:table-cell office:value-type="float" office:value="0.010134521616488" calcext:value-type="float">
            <text:p>0,0101345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1</text:p>
          </table:table-cell>
          <table:table-cell office:value-type="float" office:value="3.338418" calcext:value-type="float">
            <text:p>3,338418</text:p>
          </table:table-cell>
          <table:table-cell office:value-type="float" office:value="0.0105440189681165" calcext:value-type="float">
            <text:p>0,010544019</text:p>
          </table:table-cell>
          <table:table-cell office:value-type="float" office:value="0.116825" calcext:value-type="float">
            <text:p>0,116825</text:p>
          </table:table-cell>
          <table:table-cell office:value-type="float" office:value="0.00200582706133904" calcext:value-type="float">
            <text:p>0,0020058271</text:p>
          </table:table-cell>
          <table:table-cell office:value-type="string" calcext:value-type="string">
            <text:p>Loop Interchange Lines: 107,108</text:p>
          </table:table-cell>
          <table:table-cell office:value-type="string" calcext:value-type="string">
            <text:p>Lines: 125,126 einai idh se kalh morfh ta loops</text:p>
          </table:table-cell>
          <table:table-cell office:value-type="string" calcext:value-type="string">
            <text:p>Lines: 44,45 den boroume na kanoume loop inter..(res kai sta 2 melh)</text:p>
          </table:table-cell>
        </table:table-row>
        <table:table-row table:style-name="ro1">
          <table:table-cell office:value-type="string" calcext:value-type="string">
            <text:p>Test_2</text:p>
          </table:table-cell>
          <table:table-cell office:value-type="float" office:value="3.327646" calcext:value-type="float">
            <text:p>3,327646</text:p>
          </table:table-cell>
          <table:table-cell office:value-type="float" office:value="0.00331730673890732" calcext:value-type="float">
            <text:p>0,0033173067</text:p>
          </table:table-cell>
          <table:table-cell office:value-type="float" office:value="0.1223201" calcext:value-type="float">
            <text:p>0,1223201</text:p>
          </table:table-cell>
          <table:table-cell office:value-type="float" office:value="0.00167349541080937" calcext:value-type="float">
            <text:p>0,0016734954</text:p>
          </table:table-cell>
          <table:table-cell office:value-type="string" calcext:value-type="string">
            <text:p>Loop Unrolling: 5 in Lines: 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3</text:p>
          </table:table-cell>
          <table:table-cell office:value-type="float" office:value="3.321924" calcext:value-type="float">
            <text:p>3,321924</text:p>
          </table:table-cell>
          <table:table-cell office:value-type="float" office:value="0.00638551673711696" calcext:value-type="float">
            <text:p>0,0063855167</text:p>
          </table:table-cell>
          <table:table-cell office:value-type="float" office:value="0.1249572" calcext:value-type="float">
            <text:p>0,1249572</text:p>
          </table:table-cell>
          <table:table-cell office:value-type="float" office:value="0.00292731131928259" calcext:value-type="float">
            <text:p>0,0029273113</text:p>
          </table:table-cell>
          <table:table-cell office:value-type="string" calcext:value-type="string">
            <text:p>Loop Unrolling: 7 in Lines: 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4</text:p>
          </table:table-cell>
          <table:table-cell office:value-type="float" office:value="2.843945" calcext:value-type="float">
            <text:p>2,843945</text:p>
          </table:table-cell>
          <table:table-cell office:value-type="float" office:value="0.00869695377704171" calcext:value-type="float">
            <text:p>0,0086969538</text:p>
          </table:table-cell>
          <table:table-cell office:value-type="float" office:value="0.1200104" calcext:value-type="float">
            <text:p>0,1200104</text:p>
          </table:table-cell>
          <table:table-cell office:value-type="float" office:value="0.00259393844182934" calcext:value-type="float">
            <text:p>0,0025939384</text:p>
          </table:table-cell>
          <table:table-cell office:value-type="string" calcext:value-type="string">
            <text:p>Loop Unrolling: 3 in Lines: 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5</text:p>
          </table:table-cell>
          <table:table-cell office:value-type="float" office:value="2.588018" calcext:value-type="float">
            <text:p>2,588018</text:p>
          </table:table-cell>
          <table:table-cell office:value-type="float" office:value="0.0167195525059734" calcext:value-type="float">
            <text:p>0,0167195525</text:p>
          </table:table-cell>
          <table:table-cell office:value-type="float" office:value="0.1022759" calcext:value-type="float">
            <text:p>0,1022759</text:p>
          </table:table-cell>
          <table:table-cell office:value-type="float" office:value="0.00156196385681616" calcext:value-type="float">
            <text:p>0,0015619639</text:p>
          </table:table-cell>
          <table:table-cell office:value-type="string" calcext:value-type="string">
            <text:p>Loop Unrolling: 9 in Lines: 45-47</text:p>
          </table:table-cell>
          <table:table-cell office:value-type="string" calcext:value-type="string">
            <text:p>Full Loop Unrolling</text:p>
          </table:table-cell>
          <table:table-cell/>
        </table:table-row>
        <table:table-row table:style-name="ro1">
          <table:table-cell office:value-type="string" calcext:value-type="string">
            <text:p>Test_6</text:p>
          </table:table-cell>
          <table:table-cell office:value-type="float" office:value="2.346632" calcext:value-type="float">
            <text:p>2,346632</text:p>
          </table:table-cell>
          <table:table-cell office:value-type="float" office:value="0.0137453285155357" calcext:value-type="float">
            <text:p>0,0137453285</text:p>
          </table:table-cell>
          <table:table-cell office:value-type="float" office:value="0.10101715" calcext:value-type="float">
            <text:p>0,10101715</text:p>
          </table:table-cell>
          <table:table-cell office:value-type="float" office:value="0.00197113422437438" calcext:value-type="float">
            <text:p>0,0019711342</text:p>
          </table:table-cell>
          <table:table-cell office:value-type="string" calcext:value-type="string">
            <text:p>Function Inlining ( convolution2D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7</text:p>
          </table:table-cell>
          <table:table-cell office:value-type="float" office:value="2.237676" calcext:value-type="float">
            <text:p>2,237676</text:p>
          </table:table-cell>
          <table:table-cell office:value-type="float" office:value="0.00911119114056995" calcext:value-type="float">
            <text:p>0,0091111911</text:p>
          </table:table-cell>
          <table:table-cell office:value-type="float" office:value="0.0936712" calcext:value-type="float">
            <text:p>0,0936712</text:p>
          </table:table-cell>
          <table:table-cell office:value-type="float" office:value="0.000135597212360725" calcext:value-type="float">
            <text:p>0,0001355972</text:p>
          </table:table-cell>
          <table:table-cell office:value-type="string" calcext:value-type="string">
            <text:p>Loop Invariant code motion Lines : 135-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8</text:p>
          </table:table-cell>
          <table:table-cell office:value-type="float" office:value="2.22621" calcext:value-type="float">
            <text:p>2,22621</text:p>
          </table:table-cell>
          <table:table-cell office:value-type="float" office:value="0.00597458617813818" calcext:value-type="float">
            <text:p>0,0059745862</text:p>
          </table:table-cell>
          <table:table-cell office:value-type="float" office:value="0.0935898" calcext:value-type="float">
            <text:p>0,0935898</text:p>
          </table:table-cell>
          <table:table-cell table:style-name="ce2" office:value-type="float" office:value="0.0000617634" calcext:value-type="float">
            <text:p>6,17634E-05</text:p>
          </table:table-cell>
          <table:table-cell office:value-type="string" calcext:value-type="string">
            <text:p>Loop Invariant code motion Lines : 124-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9</text:p>
          </table:table-cell>
          <table:table-cell office:value-type="float" office:value="2.202761" calcext:value-type="float">
            <text:p>2,202761</text:p>
          </table:table-cell>
          <table:table-cell office:value-type="float" office:value="0.00421249439168763" calcext:value-type="float">
            <text:p>0,0042124944</text:p>
          </table:table-cell>
          <table:table-cell office:value-type="float" office:value="0.09380762" calcext:value-type="float">
            <text:p>0,09380762</text:p>
          </table:table-cell>
          <table:table-cell office:value-type="float" office:value="0.000252970764318725" calcext:value-type="float">
            <text:p>0,0002529708</text:p>
          </table:table-cell>
          <table:table-cell office:value-type="string" calcext:value-type="string">
            <text:p>Loop Invariant code motion Lines : 101-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10</text:p>
          </table:table-cell>
          <table:table-cell office:value-type="float" office:value="0.9275014" calcext:value-type="float">
            <text:p>0,9275014</text:p>
          </table:table-cell>
          <table:table-cell office:value-type="float" office:value="0.00208120715931883" calcext:value-type="float">
            <text:p>0,0020812072</text:p>
          </table:table-cell>
          <table:table-cell office:value-type="float" office:value="0.0871059" calcext:value-type="float">
            <text:p>0,0871059</text:p>
          </table:table-cell>
          <table:table-cell office:value-type="float" office:value="0.000513001879138861" calcext:value-type="float">
            <text:p>0,0005130019</text:p>
          </table:table-cell>
          <table:table-cell office:value-type="string" calcext:value-type="string">
            <text:p>Strength Reduction 130, 146-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11</text:p>
          </table:table-cell>
          <table:table-cell office:value-type="float" office:value="0.7191871" calcext:value-type="float">
            <text:p>0,7191871</text:p>
          </table:table-cell>
          <table:table-cell office:value-type="float" office:value="0.00225488906379006" calcext:value-type="float">
            <text:p>0,0022548891</text:p>
          </table:table-cell>
          <table:table-cell office:value-type="float" office:value="0.086868521" calcext:value-type="float">
            <text:p>0,086868521</text:p>
          </table:table-cell>
          <table:table-cell office:value-type="float" office:value="0.00066323348616381" calcext:value-type="float">
            <text:p>0,0006632335</text:p>
          </table:table-cell>
          <table:table-cell office:value-type="string" calcext:value-type="string">
            <text:p>Put register int i, j and deletion lines: 114-116, 122, 125, 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12</text:p>
          </table:table-cell>
          <table:table-cell office:value-type="float" office:value="0.6188749" calcext:value-type="float">
            <text:p>0,6188749</text:p>
          </table:table-cell>
          <table:table-cell office:value-type="float" office:value="0.00461769274530039" calcext:value-type="float">
            <text:p>0,0046176927</text:p>
          </table:table-cell>
          <table:table-cell office:value-type="float" office:value="0.05133158" calcext:value-type="float">
            <text:p>0,05133158</text:p>
          </table:table-cell>
          <table:table-cell office:value-type="float" office:value="0.000285433564249197" calcext:value-type="float">
            <text:p>0,0002854336</text:p>
          </table:table-cell>
          <table:table-cell office:value-type="string" calcext:value-type="string">
            <text:p>Insert of Look-up Table for sq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23:21:16.793381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55:09.069432692</meta:creation-date>
    <dc:date>2016-03-18T00:34:15.684724009</dc:date>
    <dc:creator>George </dc:creator>
    <meta:editing-duration>PT5H36M50S</meta:editing-duration>
    <meta:editing-cycles>42</meta:editing-cycles>
    <meta:generator>LibreOffice/5.0.3.2$Linux_X86_64 LibreOffice_project/00m0$Build-2</meta:generator>
    <meta:document-statistic meta:table-count="1" meta:cell-count="86" meta:object-count="0"/>
  </office:meta>
</office:document-meta>
</file>